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94cm" style:rel-column-width="8459*"/>
    </style:style>
    <style:style style:name="Tabela1.B" style:family="table-column">
      <style:table-column-properties style:column-width="14.806cm" style:rel-column-width="57076*"/>
    </style:style>
    <style:style style:name="Tabela1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1" style:family="table-cell">
      <style:table-cell-properties fo:padding="0cm" fo:border="none" style:writing-mode="page"/>
    </style:style>
    <style:style style:name="Tabela1.B2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background-color="#cccccc" style:writing-mode="page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7.084cm" style:rel-column-width="27307*"/>
    </style:style>
    <style:style style:name="Tabela9.B" style:family="table-column">
      <style:table-column-properties style:column-width="1.607cm" style:rel-column-width="6194*"/>
    </style:style>
    <style:style style:name="Tabela9.C" style:family="table-column">
      <style:table-column-properties style:column-width="1.893cm" style:rel-column-width="7296*"/>
    </style:style>
    <style:style style:name="Tabela9.D" style:family="table-column">
      <style:table-column-properties style:column-width="2.074cm" style:rel-column-width="7996*"/>
    </style:style>
    <style:style style:name="Tabela9.E" style:family="table-column">
      <style:table-column-properties style:column-width="2.145cm" style:rel-column-width="8268*"/>
    </style:style>
    <style:style style:name="Tabela9.F" style:family="table-column">
      <style:table-column-properties style:column-width="2.198cm" style:rel-column-width="8474*"/>
    </style:style>
    <style:style style:name="Tabela9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9.A3" style:family="table-cell">
      <style:table-cell-properties fo:padding="0cm" fo:border="none" style:writing-mode="page"/>
    </style:style>
    <style:style style:name="Tabela9.B3" style:family="table-cell">
      <style:table-cell-properties fo:padding="0cm" fo:border="none" style:writing-mode="page"/>
    </style:style>
    <style:style style:name="Tabela9.C3" style:family="table-cell">
      <style:table-cell-properties fo:padding="0cm" fo:border="none" style:writing-mode="page"/>
    </style:style>
    <style:style style:name="Tabela9.D3" style:family="table-cell">
      <style:table-cell-properties fo:padding="0cm" fo:border="none" style:writing-mode="page"/>
    </style:style>
    <style:style style:name="Tabela9.E3" style:family="table-cell">
      <style:table-cell-properties fo:padding="0cm" fo:border="none" style:writing-mode="page"/>
    </style:style>
    <style:style style:name="Tabela9.F3" style:family="table-cell">
      <style:table-cell-properties fo:padding="0cm" fo:border="none" style:writing-mode="page"/>
    </style:style>
    <style:style style:name="Tabela9.A4" style:family="table-cell">
      <style:table-cell-properties fo:padding="0cm" fo:border="none" style:writing-mode="page"/>
    </style:style>
    <style:style style:name="Tabela9.B4" style:family="table-cell">
      <style:table-cell-properties fo:padding="0cm" fo:border="none" style:writing-mode="page"/>
    </style:style>
    <style:style style:name="Tabela9.C4" style:family="table-cell">
      <style:table-cell-properties fo:padding="0cm" fo:border="none" style:writing-mode="page"/>
    </style:style>
    <style:style style:name="Tabela9.D4" style:family="table-cell">
      <style:table-cell-properties fo:padding="0cm" fo:border="none" style:writing-mode="page"/>
    </style:style>
    <style:style style:name="Tabela9.E4" style:family="table-cell">
      <style:table-cell-properties fo:padding="0cm" fo:border="none" style:writing-mode="page"/>
    </style:style>
    <style:style style:name="Tabela9.F4" style:family="table-cell">
      <style:table-cell-properties fo:padding="0cm" fo:border="none" style:writing-mode="page"/>
    </style:style>
    <style:style style:name="Tabela9.A5" style:family="table-cell">
      <style:table-cell-properties fo:padding="0cm" fo:border="none" style:writing-mode="page"/>
    </style:style>
    <style:style style:name="Tabela9.B5" style:family="table-cell">
      <style:table-cell-properties fo:padding="0cm" fo:border="none" style:writing-mode="page"/>
    </style:style>
    <style:style style:name="Tabela9.C5" style:family="table-cell">
      <style:table-cell-properties fo:padding="0cm" fo:border="none" style:writing-mode="page"/>
    </style:style>
    <style:style style:name="Tabela9.D5" style:family="table-cell">
      <style:table-cell-properties fo:padding="0cm" fo:border="none" style:writing-mode="page"/>
    </style:style>
    <style:style style:name="Tabela9.E5" style:family="table-cell">
      <style:table-cell-properties fo:padding="0cm" fo:border="none" style:writing-mode="page"/>
    </style:style>
    <style:style style:name="Tabela9.F5" style:family="table-cell">
      <style:table-cell-properties fo:padding="0cm" fo:border="none" style:writing-mode="page"/>
    </style:style>
    <style:style style:name="Tabela9.A6" style:family="table-cell">
      <style:table-cell-properties fo:padding="0cm" fo:border="none" style:writing-mode="page"/>
    </style:style>
    <style:style style:name="Tabela9.B6" style:family="table-cell">
      <style:table-cell-properties fo:padding="0cm" fo:border="none" style:writing-mode="page"/>
    </style:style>
    <style:style style:name="Tabela9.C6" style:family="table-cell">
      <style:table-cell-properties fo:padding="0cm" fo:border="none" style:writing-mode="page"/>
    </style:style>
    <style:style style:name="Tabela9.D6" style:family="table-cell">
      <style:table-cell-properties fo:padding="0cm" fo:border="none" style:writing-mode="page"/>
    </style:style>
    <style:style style:name="Tabela9.E6" style:family="table-cell">
      <style:table-cell-properties fo:padding="0cm" fo:border="none" style:writing-mode="page"/>
    </style:style>
    <style:style style:name="Tabela9.F6" style:family="table-cell">
      <style:table-cell-properties fo:padding="0cm" fo:border="none" style:writing-mode="page"/>
    </style:style>
    <style:style style:name="Tabela9.A7" style:family="table-cell">
      <style:table-cell-properties fo:padding="0cm" fo:border="none" style:writing-mode="page"/>
    </style:style>
    <style:style style:name="Tabela9.B7" style:family="table-cell">
      <style:table-cell-properties fo:padding="0cm" fo:border="none" style:writing-mode="page"/>
    </style:style>
    <style:style style:name="Tabela9.C7" style:family="table-cell">
      <style:table-cell-properties fo:padding="0cm" fo:border="none" style:writing-mode="page"/>
    </style:style>
    <style:style style:name="Tabela9.D7" style:family="table-cell">
      <style:table-cell-properties fo:padding="0cm" fo:border="none" style:writing-mode="page"/>
    </style:style>
    <style:style style:name="Tabela9.E7" style:family="table-cell">
      <style:table-cell-properties fo:padding="0cm" fo:border="none" style:writing-mode="page"/>
    </style:style>
    <style:style style:name="Tabela9.F7" style:family="table-cell">
      <style:table-cell-properties fo:padding="0cm" fo:border="none" style:writing-mode="page"/>
    </style:style>
    <style:style style:name="Tabela9.A8" style:family="table-cell">
      <style:table-cell-properties fo:padding="0cm" fo:border="none" style:writing-mode="page"/>
    </style:style>
    <style:style style:name="Tabela9.B8" style:family="table-cell">
      <style:table-cell-properties fo:padding="0cm" fo:border="none" style:writing-mode="page"/>
    </style:style>
    <style:style style:name="Tabela9.C8" style:family="table-cell">
      <style:table-cell-properties fo:padding="0cm" fo:border="none" style:writing-mode="page"/>
    </style:style>
    <style:style style:name="Tabela9.D8" style:family="table-cell">
      <style:table-cell-properties fo:padding="0cm" fo:border="none" style:writing-mode="page"/>
    </style:style>
    <style:style style:name="Tabela9.E8" style:family="table-cell">
      <style:table-cell-properties fo:padding="0cm" fo:border="none" style:writing-mode="page"/>
    </style:style>
    <style:style style:name="Tabela9.F8" style:family="table-cell">
      <style:table-cell-properties fo:padding="0cm" fo:border="none" style:writing-mode="page"/>
    </style:style>
    <style:style style:name="Tabela9.A9" style:family="table-cell">
      <style:table-cell-properties fo:padding="0cm" fo:border="none" style:writing-mode="page"/>
    </style:style>
    <style:style style:name="Tabela9.B9" style:family="table-cell">
      <style:table-cell-properties fo:padding="0cm" fo:border="none" style:writing-mode="page"/>
    </style:style>
    <style:style style:name="Tabela9.C9" style:family="table-cell">
      <style:table-cell-properties fo:padding="0cm" fo:border="none" style:writing-mode="page"/>
    </style:style>
    <style:style style:name="Tabela9.D9" style:family="table-cell">
      <style:table-cell-properties fo:padding="0cm" fo:border="none" style:writing-mode="page"/>
    </style:style>
    <style:style style:name="Tabela9.E9" style:family="table-cell">
      <style:table-cell-properties fo:padding="0cm" fo:border="none" style:writing-mode="page"/>
    </style:style>
    <style:style style:name="Tabela9.F9" style:family="table-cell">
      <style:table-cell-properties fo:padding="0cm" fo:border="none" style:writing-mode="page"/>
    </style:style>
    <style:style style:name="Tabela9.A10" style:family="table-cell">
      <style:table-cell-properties fo:padding="0cm" fo:border="none" style:writing-mode="page"/>
    </style:style>
    <style:style style:name="Tabela9.B10" style:family="table-cell">
      <style:table-cell-properties fo:padding="0cm" fo:border="none" style:writing-mode="page"/>
    </style:style>
    <style:style style:name="Tabela9.C10" style:family="table-cell">
      <style:table-cell-properties fo:padding="0cm" fo:border="none" style:writing-mode="page"/>
    </style:style>
    <style:style style:name="Tabela9.D10" style:family="table-cell">
      <style:table-cell-properties fo:padding="0cm" fo:border="none" style:writing-mode="page"/>
    </style:style>
    <style:style style:name="Tabela9.E10" style:family="table-cell">
      <style:table-cell-properties fo:padding="0cm" fo:border="none" style:writing-mode="page"/>
    </style:style>
    <style:style style:name="Tabela9.F10" style:family="table-cell">
      <style:table-cell-properties fo:padding="0cm" fo:border="none" style:writing-mode="page"/>
    </style:style>
    <style:style style:name="Tabela9.A11" style:family="table-cell">
      <style:table-cell-properties fo:padding="0cm" fo:border="none" style:writing-mode="page"/>
    </style:style>
    <style:style style:name="Tabela9.B11" style:family="table-cell">
      <style:table-cell-properties fo:padding="0cm" fo:border="none" style:writing-mode="page"/>
    </style:style>
    <style:style style:name="Tabela9.C11" style:family="table-cell">
      <style:table-cell-properties fo:padding="0cm" fo:border="none" style:writing-mode="page"/>
    </style:style>
    <style:style style:name="Tabela9.D11" style:family="table-cell">
      <style:table-cell-properties fo:padding="0cm" fo:border="none" style:writing-mode="page"/>
    </style:style>
    <style:style style:name="Tabela9.E11" style:family="table-cell">
      <style:table-cell-properties fo:padding="0cm" fo:border="none" style:writing-mode="page"/>
    </style:style>
    <style:style style:name="Tabela9.F11" style:family="table-cell">
      <style:table-cell-properties fo:padding="0cm" fo:border="none" style:writing-mode="page"/>
    </style:style>
    <style:style style:name="Tabela9.A12" style:family="table-cell">
      <style:table-cell-properties fo:padding="0cm" fo:border="none" style:writing-mode="page"/>
    </style:style>
    <style:style style:name="Tabela9.B12" style:family="table-cell">
      <style:table-cell-properties fo:padding="0cm" fo:border="none" style:writing-mode="page"/>
    </style:style>
    <style:style style:name="Tabela9.C12" style:family="table-cell">
      <style:table-cell-properties fo:padding="0cm" fo:border="none" style:writing-mode="page"/>
    </style:style>
    <style:style style:name="Tabela9.D12" style:family="table-cell">
      <style:table-cell-properties fo:padding="0cm" fo:border="none" style:writing-mode="page"/>
    </style:style>
    <style:style style:name="Tabela9.E12" style:family="table-cell">
      <style:table-cell-properties fo:padding="0cm" fo:border="none" style:writing-mode="page"/>
    </style:style>
    <style:style style:name="Tabela9.F12" style:family="table-cell">
      <style:table-cell-properties fo:padding="0cm" fo:border="none" style:writing-mode="page"/>
    </style:style>
    <style:style style:name="Tabela9.A13" style:family="table-cell">
      <style:table-cell-properties fo:padding="0cm" fo:border="none" style:writing-mode="page"/>
    </style:style>
    <style:style style:name="Tabela9.B13" style:family="table-cell">
      <style:table-cell-properties fo:padding="0cm" fo:border="none" style:writing-mode="page"/>
    </style:style>
    <style:style style:name="Tabela9.C13" style:family="table-cell">
      <style:table-cell-properties fo:padding="0cm" fo:border="none" style:writing-mode="page"/>
    </style:style>
    <style:style style:name="Tabela9.D13" style:family="table-cell">
      <style:table-cell-properties fo:padding="0cm" fo:border="none" style:writing-mode="page"/>
    </style:style>
    <style:style style:name="Tabela9.E13" style:family="table-cell">
      <style:table-cell-properties fo:padding="0cm" fo:border="none" style:writing-mode="page"/>
    </style:style>
    <style:style style:name="Tabela9.F13" style:family="table-cell">
      <style:table-cell-properties fo:padding="0cm" fo:border="none" style:writing-mode="page"/>
    </style:style>
    <style:style style:name="Tabela9.A14" style:family="table-cell">
      <style:table-cell-properties fo:padding="0cm" fo:border="none" style:writing-mode="page"/>
    </style:style>
    <style:style style:name="Tabela9.B14" style:family="table-cell">
      <style:table-cell-properties fo:padding="0cm" fo:border="none" style:writing-mode="page"/>
    </style:style>
    <style:style style:name="Tabela9.C14" style:family="table-cell">
      <style:table-cell-properties fo:padding="0cm" fo:border="none" style:writing-mode="page"/>
    </style:style>
    <style:style style:name="Tabela9.D14" style:family="table-cell">
      <style:table-cell-properties fo:padding="0cm" fo:border="none" style:writing-mode="page"/>
    </style:style>
    <style:style style:name="Tabela9.E14" style:family="table-cell">
      <style:table-cell-properties fo:padding="0cm" fo:border="none" style:writing-mode="page"/>
    </style:style>
    <style:style style:name="Tabela9.F14" style:family="table-cell">
      <style:table-cell-properties fo:padding="0cm" fo:border="none" style:writing-mode="page"/>
    </style:style>
    <style:style style:name="Tabela9.A15" style:family="table-cell">
      <style:table-cell-properties fo:padding="0cm" fo:border="none" style:writing-mode="page"/>
    </style:style>
    <style:style style:name="Tabela9.B15" style:family="table-cell">
      <style:table-cell-properties fo:padding="0cm" fo:border="none" style:writing-mode="page"/>
    </style:style>
    <style:style style:name="Tabela9.C15" style:family="table-cell">
      <style:table-cell-properties fo:padding="0cm" fo:border="none" style:writing-mode="page"/>
    </style:style>
    <style:style style:name="Tabela9.D15" style:family="table-cell">
      <style:table-cell-properties fo:padding="0cm" fo:border="none" style:writing-mode="page"/>
    </style:style>
    <style:style style:name="Tabela9.E15" style:family="table-cell">
      <style:table-cell-properties fo:padding="0cm" fo:border="none" style:writing-mode="page"/>
    </style:style>
    <style:style style:name="Tabela9.F15" style:family="table-cell">
      <style:table-cell-properties fo:padding="0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background-color="#cccccc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#cccccc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#cccccc" style:writing-mode="page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background-color="#cccccc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style:writing-mode="pag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background-color="#cccccc" style:writing-mode="page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4.251cm" style:rel-column-width="16384*"/>
    </style:style>
    <style:style style:name="Tabela12.D" style:family="table-column">
      <style:table-column-properties style:column-width="4.249cm" style:rel-column-width="16383*"/>
    </style:style>
    <style:style style:name="Tabela12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2.A2" style:family="table-cell">
      <style:table-cell-properties fo:padding="0cm" fo:border="none" style:writing-mode="page"/>
    </style:style>
    <style:style style:name="Tabela12.B2" style:family="table-cell">
      <style:table-cell-properties fo:padding="0cm" fo:border="none" style:writing-mode="page"/>
    </style:style>
    <style:style style:name="Tabela12.C2" style:family="table-cell">
      <style:table-cell-properties fo:padding="0cm" fo:border="none" style:writing-mode="page"/>
    </style:style>
    <style:style style:name="Tabela12.D2" style:family="table-cell">
      <style:table-cell-properties fo:padding="0cm" fo:border="none" style:writing-mode="page"/>
    </style:style>
    <style:style style:name="Tabela12.A3" style:family="table-cell">
      <style:table-cell-properties fo:padding="0cm" fo:border="none" style:writing-mode="page"/>
    </style:style>
    <style:style style:name="Tabela12.B3" style:family="table-cell">
      <style:table-cell-properties fo:padding="0cm" fo:border="none" style:writing-mode="page"/>
    </style:style>
    <style:style style:name="Tabela12.C3" style:family="table-cell">
      <style:table-cell-properties fo:padding="0cm" fo:border="none" style:writing-mode="page"/>
    </style:style>
    <style:style style:name="Tabela12.D3" style:family="table-cell">
      <style:table-cell-properties fo:padding="0cm" fo:border="none" style:writing-mode="pag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2.194cm" style:rel-column-width="8459*"/>
    </style:style>
    <style:style style:name="Tabela13.B" style:family="table-column">
      <style:table-column-properties style:column-width="14.806cm" style:rel-column-width="57076*"/>
    </style:style>
    <style:style style:name="Tabela13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3.B1" style:family="table-cell">
      <style:table-cell-properties fo:padding="0cm" fo:border="none" style:writing-mode="page"/>
    </style:style>
    <style:style style:name="Tabela13.B2" style:family="table-cell">
      <style:table-cell-properties fo:padding="0cm" fo:border="none" style:writing-mode="page"/>
    </style:style>
    <style:style style:name="Tabela13.B3" style:family="table-cell">
      <style:table-cell-properties fo:padding="0cm" fo:border="none" style:writing-mode="page"/>
    </style:style>
    <style:style style:name="Tabela13.B4" style:family="table-cell">
      <style:table-cell-properties fo:padding="0cm" fo:border="none" style:writing-mode="pag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background-color="#cccccc" style:writing-mode="page">
        <style:background-image/>
      </style:table-cell-properties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7.084cm" style:rel-column-width="27307*"/>
    </style:style>
    <style:style style:name="Tabela15.B" style:family="table-column">
      <style:table-column-properties style:column-width="1.607cm" style:rel-column-width="6194*"/>
    </style:style>
    <style:style style:name="Tabela15.C" style:family="table-column">
      <style:table-column-properties style:column-width="1.893cm" style:rel-column-width="7296*"/>
    </style:style>
    <style:style style:name="Tabela15.D" style:family="table-column">
      <style:table-column-properties style:column-width="2.074cm" style:rel-column-width="7996*"/>
    </style:style>
    <style:style style:name="Tabela15.E" style:family="table-column">
      <style:table-column-properties style:column-width="2.145cm" style:rel-column-width="8268*"/>
    </style:style>
    <style:style style:name="Tabela15.F" style:family="table-column">
      <style:table-column-properties style:column-width="2.198cm" style:rel-column-width="8474*"/>
    </style:style>
    <style:style style:name="Tabela15.A1" style:family="table-cell">
      <style:table-cell-properties fo:background-color="#cccccc" style:writing-mode="page">
        <style:background-image/>
      </style:table-cell-properties>
    </style:style>
    <style:style style:name="Tabela15.A3" style:family="table-cell">
      <style:table-cell-properties style:writing-mode="page"/>
    </style:style>
    <style:style style:name="Tabela15.B3" style:family="table-cell">
      <style:table-cell-properties style:writing-mode="page"/>
    </style:style>
    <style:style style:name="Tabela15.C3" style:family="table-cell">
      <style:table-cell-properties style:writing-mode="page"/>
    </style:style>
    <style:style style:name="Tabela15.D3" style:family="table-cell">
      <style:table-cell-properties style:writing-mode="page"/>
    </style:style>
    <style:style style:name="Tabela15.E3" style:family="table-cell">
      <style:table-cell-properties style:writing-mode="page"/>
    </style:style>
    <style:style style:name="Tabela15.F3" style:family="table-cell">
      <style:table-cell-properties style:writing-mode="page"/>
    </style:style>
    <style:style style:name="Tabela15.A4" style:family="table-cell">
      <style:table-cell-properties style:writing-mode="page"/>
    </style:style>
    <style:style style:name="Tabela15.B4" style:family="table-cell">
      <style:table-cell-properties style:writing-mode="page"/>
    </style:style>
    <style:style style:name="Tabela15.C4" style:family="table-cell">
      <style:table-cell-properties style:writing-mode="page"/>
    </style:style>
    <style:style style:name="Tabela15.D4" style:family="table-cell">
      <style:table-cell-properties style:writing-mode="page"/>
    </style:style>
    <style:style style:name="Tabela15.E4" style:family="table-cell">
      <style:table-cell-properties style:writing-mode="page"/>
    </style:style>
    <style:style style:name="Tabela15.F4" style:family="table-cell">
      <style:table-cell-properties style:writing-mode="pag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7cm" style:rel-column-width="65535*"/>
    </style:style>
    <style:style style:name="Tabela16.A1" style:family="table-cell">
      <style:table-cell-properties fo:background-color="#cccccc" style:writing-mode="page">
        <style:background-image/>
      </style:table-cell-properties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8.5cm" style:rel-column-width="32767*"/>
    </style:style>
    <style:style style:name="Tabela17.B" style:family="table-column">
      <style:table-column-properties style:column-width="8.5cm" style:rel-column-width="32768*"/>
    </style:style>
    <style:style style:name="Tabela17.A1" style:family="table-cell">
      <style:table-cell-properties fo:background-color="#cccccc" style:writing-mode="page">
        <style:background-image/>
      </style:table-cell-properties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8.5cm" style:rel-column-width="32767*"/>
    </style:style>
    <style:style style:name="Tabela18.B" style:family="table-column">
      <style:table-column-properties style:column-width="8.5cm" style:rel-column-width="32768*"/>
    </style:style>
    <style:style style:name="Tabela18.A1" style:family="table-cell">
      <style:table-cell-properties style:writing-mode="pag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7cm" style:rel-column-width="65535*"/>
    </style:style>
    <style:style style:name="Tabela19.A1" style:family="table-cell">
      <style:table-cell-properties fo:background-color="#cccccc" style:writing-mode="page">
        <style:background-image/>
      </style:table-cell-properties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8.5cm" style:rel-column-width="32767*"/>
    </style:style>
    <style:style style:name="Tabela20.B" style:family="table-column">
      <style:table-column-properties style:column-width="8.5cm" style:rel-column-width="32768*"/>
    </style:style>
    <style:style style:name="Tabela20.A1" style:family="table-cell">
      <style:table-cell-properties fo:background-color="#cccccc" style:writing-mode="page">
        <style:background-image/>
      </style:table-cell-properties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8.5cm" style:rel-column-width="32767*"/>
    </style:style>
    <style:style style:name="Tabela21.B" style:family="table-column">
      <style:table-column-properties style:column-width="8.5cm" style:rel-column-width="32768*"/>
    </style:style>
    <style:style style:name="Tabela21.A1" style:family="table-cell">
      <style:table-cell-properties style:writing-mode="pag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7cm" style:rel-column-width="65535*"/>
    </style:style>
    <style:style style:name="Tabela23.A1" style:family="table-cell">
      <style:table-cell-properties fo:background-color="#cccccc" style:writing-mode="page">
        <style:background-image/>
      </style:table-cell-properties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4.251cm" style:rel-column-width="16384*"/>
    </style:style>
    <style:style style:name="Tabela24.D" style:family="table-column">
      <style:table-column-properties style:column-width="4.249cm" style:rel-column-width="16383*"/>
    </style:style>
    <style:style style:name="Tabela24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24.A2" style:family="table-cell">
      <style:table-cell-properties fo:padding="0cm" fo:border="none" style:writing-mode="page"/>
    </style:style>
    <style:style style:name="Tabela24.B2" style:family="table-cell">
      <style:table-cell-properties fo:padding="0cm" fo:border="none" style:writing-mode="page"/>
    </style:style>
    <style:style style:name="Tabela24.C2" style:family="table-cell">
      <style:table-cell-properties fo:padding="0cm" fo:border="none" style:writing-mode="page"/>
    </style:style>
    <style:style style:name="Tabela24.D2" style:family="table-cell">
      <style:table-cell-properties fo:padding="0cm" fo:border="none" style:writing-mode="pag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2.194cm" style:rel-column-width="8459*"/>
    </style:style>
    <style:style style:name="Tabela25.B" style:family="table-column">
      <style:table-column-properties style:column-width="14.806cm" style:rel-column-width="57076*"/>
    </style:style>
    <style:style style:name="Tabela25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25.B1" style:family="table-cell">
      <style:table-cell-properties fo:padding="0cm" fo:border="none" style:writing-mode="page"/>
    </style:style>
    <style:style style:name="Tabela25.B2" style:family="table-cell">
      <style:table-cell-properties fo:padding="0cm" fo:border="none" style:writing-mode="page"/>
    </style:style>
    <style:style style:name="Tabela25.B3" style:family="table-cell">
      <style:table-cell-properties fo:padding="0cm" fo:border="none" style:writing-mode="page"/>
    </style:style>
    <style:style style:name="Tabela25.B4" style:family="table-cell">
      <style:table-cell-properties fo:padding="0cm" fo:border="none" style:writing-mode="pag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7cm" style:rel-column-width="65535*"/>
    </style:style>
    <style:style style:name="Tabela26.A1" style:family="table-cell">
      <style:table-cell-properties fo:background-color="#cccccc" style:writing-mode="page">
        <style:background-image/>
      </style:table-cell-properties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7.084cm" style:rel-column-width="27307*"/>
    </style:style>
    <style:style style:name="Tabela27.B" style:family="table-column">
      <style:table-column-properties style:column-width="1.607cm" style:rel-column-width="6194*"/>
    </style:style>
    <style:style style:name="Tabela27.C" style:family="table-column">
      <style:table-column-properties style:column-width="1.893cm" style:rel-column-width="7296*"/>
    </style:style>
    <style:style style:name="Tabela27.D" style:family="table-column">
      <style:table-column-properties style:column-width="2.074cm" style:rel-column-width="7996*"/>
    </style:style>
    <style:style style:name="Tabela27.E" style:family="table-column">
      <style:table-column-properties style:column-width="2.145cm" style:rel-column-width="8268*"/>
    </style:style>
    <style:style style:name="Tabela27.F" style:family="table-column">
      <style:table-column-properties style:column-width="2.198cm" style:rel-column-width="8474*"/>
    </style:style>
    <style:style style:name="Tabela27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27.A3" style:family="table-cell">
      <style:table-cell-properties fo:padding="0cm" fo:border="none" style:writing-mode="page"/>
    </style:style>
    <style:style style:name="Tabela27.B3" style:family="table-cell">
      <style:table-cell-properties fo:padding="0cm" fo:border="none" style:writing-mode="page"/>
    </style:style>
    <style:style style:name="Tabela27.C3" style:family="table-cell">
      <style:table-cell-properties fo:padding="0cm" fo:border="none" style:writing-mode="page"/>
    </style:style>
    <style:style style:name="Tabela27.D3" style:family="table-cell">
      <style:table-cell-properties fo:padding="0cm" fo:border="none" style:writing-mode="page"/>
    </style:style>
    <style:style style:name="Tabela27.E3" style:family="table-cell">
      <style:table-cell-properties fo:padding="0cm" fo:border="none" style:writing-mode="page"/>
    </style:style>
    <style:style style:name="Tabela27.F3" style:family="table-cell">
      <style:table-cell-properties fo:padding="0cm" fo:border="none" style:writing-mode="page"/>
    </style:style>
    <style:style style:name="Tabela27.A4" style:family="table-cell">
      <style:table-cell-properties fo:padding="0cm" fo:border="none" style:writing-mode="page"/>
    </style:style>
    <style:style style:name="Tabela27.B4" style:family="table-cell">
      <style:table-cell-properties fo:padding="0cm" fo:border="none" style:writing-mode="page"/>
    </style:style>
    <style:style style:name="Tabela27.C4" style:family="table-cell">
      <style:table-cell-properties fo:padding="0cm" fo:border="none" style:writing-mode="page"/>
    </style:style>
    <style:style style:name="Tabela27.D4" style:family="table-cell">
      <style:table-cell-properties fo:padding="0cm" fo:border="none" style:writing-mode="page"/>
    </style:style>
    <style:style style:name="Tabela27.E4" style:family="table-cell">
      <style:table-cell-properties fo:padding="0cm" fo:border="none" style:writing-mode="page"/>
    </style:style>
    <style:style style:name="Tabela27.F4" style:family="table-cell">
      <style:table-cell-properties fo:padding="0cm" fo:border="none" style:writing-mode="page"/>
    </style:style>
    <style:style style:name="Tabela27.A5" style:family="table-cell">
      <style:table-cell-properties fo:padding="0cm" fo:border="none" style:writing-mode="page"/>
    </style:style>
    <style:style style:name="Tabela27.B5" style:family="table-cell">
      <style:table-cell-properties fo:padding="0cm" fo:border="none" style:writing-mode="page"/>
    </style:style>
    <style:style style:name="Tabela27.C5" style:family="table-cell">
      <style:table-cell-properties fo:padding="0cm" fo:border="none" style:writing-mode="page"/>
    </style:style>
    <style:style style:name="Tabela27.D5" style:family="table-cell">
      <style:table-cell-properties fo:padding="0cm" fo:border="none" style:writing-mode="page"/>
    </style:style>
    <style:style style:name="Tabela27.E5" style:family="table-cell">
      <style:table-cell-properties fo:padding="0cm" fo:border="none" style:writing-mode="page"/>
    </style:style>
    <style:style style:name="Tabela27.F5" style:family="table-cell">
      <style:table-cell-properties fo:padding="0cm" fo:border="none" style:writing-mode="pag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7cm" style:rel-column-width="65535*"/>
    </style:style>
    <style:style style:name="Tabela28.A1" style:family="table-cell">
      <style:table-cell-properties fo:background-color="#cccccc" style:writing-mode="page">
        <style:background-image/>
      </style:table-cell-properties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8.5cm" style:rel-column-width="32767*"/>
    </style:style>
    <style:style style:name="Tabela29.B" style:family="table-column">
      <style:table-column-properties style:column-width="8.5cm" style:rel-column-width="32768*"/>
    </style:style>
    <style:style style:name="Tabela29.A1" style:family="table-cell">
      <style:table-cell-properties fo:background-color="#cccccc" style:writing-mode="page">
        <style:background-image/>
      </style:table-cell-properties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8.5cm" style:rel-column-width="32767*"/>
    </style:style>
    <style:style style:name="Tabela30.B" style:family="table-column">
      <style:table-column-properties style:column-width="8.5cm" style:rel-column-width="32768*"/>
    </style:style>
    <style:style style:name="Tabela30.A1" style:family="table-cell">
      <style:table-cell-properties style:writing-mode="pag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7cm" style:rel-column-width="65535*"/>
    </style:style>
    <style:style style:name="Tabela31.A1" style:family="table-cell">
      <style:table-cell-properties fo:background-color="#cccccc" style:writing-mode="page">
        <style:background-image/>
      </style:table-cell-properties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8.5cm" style:rel-column-width="32767*"/>
    </style:style>
    <style:style style:name="Tabela32.B" style:family="table-column">
      <style:table-column-properties style:column-width="8.5cm" style:rel-column-width="32768*"/>
    </style:style>
    <style:style style:name="Tabela32.A1" style:family="table-cell">
      <style:table-cell-properties fo:background-color="#cccccc" style:writing-mode="page">
        <style:background-image/>
      </style:table-cell-properties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8.5cm" style:rel-column-width="32767*"/>
    </style:style>
    <style:style style:name="Tabela33.B" style:family="table-column">
      <style:table-column-properties style:column-width="8.5cm" style:rel-column-width="32768*"/>
    </style:style>
    <style:style style:name="Tabela33.A1" style:family="table-cell">
      <style:table-cell-properties style:writing-mode="pag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8.5cm" style:rel-column-width="32767*"/>
    </style:style>
    <style:style style:name="Tabela34.B" style:family="table-column">
      <style:table-column-properties style:column-width="8.5cm" style:rel-column-width="32768*"/>
    </style:style>
    <style:style style:name="Tabela34.A1" style:family="table-cell">
      <style:table-cell-properties style:writing-mode="pag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7cm" style:rel-column-width="65535*"/>
    </style:style>
    <style:style style:name="Tabela35.A1" style:family="table-cell">
      <style:table-cell-properties fo:background-color="#cccccc" style:writing-mode="page">
        <style:background-image/>
      </style:table-cell-properties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4.251cm" style:rel-column-width="16384*"/>
    </style:style>
    <style:style style:name="Tabela36.D" style:family="table-column">
      <style:table-column-properties style:column-width="4.249cm" style:rel-column-width="16383*"/>
    </style:style>
    <style:style style:name="Tabela36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36.A2" style:family="table-cell">
      <style:table-cell-properties fo:padding="0cm" fo:border="none" style:writing-mode="page"/>
    </style:style>
    <style:style style:name="Tabela36.B2" style:family="table-cell">
      <style:table-cell-properties fo:padding="0cm" fo:border="none" style:writing-mode="page"/>
    </style:style>
    <style:style style:name="Tabela36.C2" style:family="table-cell">
      <style:table-cell-properties fo:padding="0cm" fo:border="none" style:writing-mode="page"/>
    </style:style>
    <style:style style:name="Tabela36.D2" style:family="table-cell">
      <style:table-cell-properties fo:padding="0cm" fo:border="none" style:writing-mode="page"/>
    </style:style>
    <style:style style:name="Tabela36.A3" style:family="table-cell">
      <style:table-cell-properties fo:padding="0cm" fo:border="none" style:writing-mode="page"/>
    </style:style>
    <style:style style:name="Tabela36.B3" style:family="table-cell">
      <style:table-cell-properties fo:padding="0cm" fo:border="none" style:writing-mode="page"/>
    </style:style>
    <style:style style:name="Tabela36.C3" style:family="table-cell">
      <style:table-cell-properties fo:padding="0cm" fo:border="none" style:writing-mode="page"/>
    </style:style>
    <style:style style:name="Tabela36.D3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15b6e" officeooo:paragraph-rsid="00015b6e"/>
    </style:style>
    <style:style style:name="P2" style:family="paragraph" style:parent-style-name="Table_20_Contents">
      <style:text-properties officeooo:rsid="00015b6e" officeooo:paragraph-rsid="00015b6e"/>
    </style:style>
    <style:style style:name="P3" style:family="paragraph" style:parent-style-name="Standard">
      <style:text-properties officeooo:rsid="00033f5c" officeooo:paragraph-rsid="00015b6e"/>
    </style:style>
    <style:style style:name="P4" style:family="paragraph" style:parent-style-name="Standard">
      <style:text-properties officeooo:rsid="00033f5c" officeooo:paragraph-rsid="00033f5c"/>
    </style:style>
    <style:style style:name="P5" style:family="paragraph" style:parent-style-name="Table_20_Contents">
      <style:text-properties officeooo:rsid="00033f5c" officeooo:paragraph-rsid="00033f5c"/>
    </style:style>
    <style:style style:name="P6" style:family="paragraph" style:parent-style-name="Table_20_Contents">
      <style:paragraph-properties fo:text-align="center" style:justify-single-word="false"/>
      <style:text-properties officeooo:rsid="00033f5c" officeooo:paragraph-rsid="00033f5c"/>
    </style:style>
    <style:style style:name="P7" style:family="paragraph" style:parent-style-name="Table_20_Contents">
      <style:paragraph-properties fo:text-align="center" style:justify-single-word="false"/>
      <style:text-properties officeooo:rsid="00019933" officeooo:paragraph-rsid="00033f5c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15b6e" officeooo:paragraph-rsid="00015b6e" style:font-weight-asian="bold" style:font-weight-complex="bold"/>
    </style:style>
    <style:style style:name="P9" style:family="paragraph" style:parent-style-name="Standard">
      <style:text-properties officeooo:rsid="0007e11f" officeooo:paragraph-rsid="0007e11f"/>
    </style:style>
    <style:style style:name="P10" style:family="paragraph" style:parent-style-name="Table_20_Contents">
      <style:text-properties officeooo:rsid="0007e11f" officeooo:paragraph-rsid="0007e11f"/>
    </style:style>
    <style:style style:name="P11" style:family="paragraph" style:parent-style-name="Table_20_Contents">
      <style:text-properties officeooo:rsid="00069b3d" officeooo:paragraph-rsid="00069b3d"/>
    </style:style>
    <style:style style:name="P12" style:family="paragraph" style:parent-style-name="Standard">
      <style:text-properties officeooo:paragraph-rsid="00033f5c"/>
    </style:style>
    <style:style style:name="P13" style:family="paragraph" style:parent-style-name="Standard">
      <style:text-properties officeooo:rsid="00033f5c" officeooo:paragraph-rsid="00091822"/>
    </style:style>
    <style:style style:name="P14" style:family="paragraph" style:parent-style-name="Standard">
      <style:paragraph-properties fo:break-before="page"/>
      <style:text-properties officeooo:rsid="00015b6e" officeooo:paragraph-rsid="00091822"/>
    </style:style>
    <style:style style:name="P15" style:family="paragraph" style:parent-style-name="Standard">
      <style:text-properties officeooo:rsid="0007e11f" officeooo:paragraph-rsid="00091822"/>
    </style:style>
    <style:style style:name="P16" style:family="paragraph" style:parent-style-name="Standard">
      <style:text-properties officeooo:paragraph-rsid="00091822"/>
    </style:style>
    <style:style style:name="P17" style:family="paragraph" style:parent-style-name="Table_20_Contents">
      <style:text-properties officeooo:rsid="00015b6e" officeooo:paragraph-rsid="00091822"/>
    </style:style>
    <style:style style:name="P18" style:family="paragraph" style:parent-style-name="Table_20_Contents">
      <style:paragraph-properties fo:text-align="center" style:justify-single-word="false"/>
      <style:text-properties officeooo:rsid="00033f5c" officeooo:paragraph-rsid="00091822"/>
    </style:style>
    <style:style style:name="P19" style:family="paragraph" style:parent-style-name="Table_20_Contents">
      <style:text-properties officeooo:rsid="00033f5c" officeooo:paragraph-rsid="00091822"/>
    </style:style>
    <style:style style:name="P20" style:family="paragraph" style:parent-style-name="Table_20_Contents">
      <style:text-properties officeooo:rsid="00069b3d" officeooo:paragraph-rsid="00069b3d"/>
    </style:style>
    <style:style style:name="P21" style:family="paragraph" style:parent-style-name="Table_20_Contents">
      <style:text-properties officeooo:rsid="00069b3d" officeooo:paragraph-rsid="00091822"/>
    </style:style>
    <style:style style:name="P22" style:family="paragraph" style:parent-style-name="Table_20_Contents">
      <style:text-properties officeooo:rsid="0007e11f" officeooo:paragraph-rsid="0007e11f"/>
    </style:style>
    <style:style style:name="P23" style:family="paragraph" style:parent-style-name="Table_20_Contents">
      <style:text-properties officeooo:rsid="0007e11f" officeooo:paragraph-rsid="00091822"/>
    </style:style>
    <style:style style:name="P24" style:family="paragraph" style:parent-style-name="Table_20_Contents">
      <style:paragraph-properties fo:text-align="center" style:justify-single-word="false"/>
      <style:text-properties officeooo:rsid="00019933" officeooo:paragraph-rsid="00091822"/>
    </style:style>
    <style:style style:name="P25" style:family="paragraph" style:parent-style-name="Table_20_Contents">
      <style:text-properties officeooo:paragraph-rsid="00091822"/>
    </style:style>
    <style:style style:name="P26" style:family="paragraph" style:parent-style-name="Table_20_Contents">
      <style:text-properties officeooo:rsid="00091822" officeooo:paragraph-rsid="00091822"/>
    </style:style>
    <style:style style:name="P27" style:family="paragraph" style:parent-style-name="Table_20_Contents">
      <style:text-properties officeooo:rsid="0009f79c" officeooo:paragraph-rsid="0009f79c"/>
    </style:style>
    <style:style style:name="P28" style:family="paragraph" style:parent-style-name="Table_20_Contents">
      <style:text-properties officeooo:rsid="000ad75f" officeooo:paragraph-rsid="000ad75f"/>
    </style:style>
    <style:style style:name="P29" style:family="paragraph" style:parent-style-name="Table_20_Contents">
      <style:text-properties officeooo:rsid="000bd27e" officeooo:paragraph-rsid="000bd27e"/>
    </style:style>
    <style:style style:name="T1" style:family="text">
      <style:text-properties officeooo:rsid="00033f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specificação de Projeto</text:p>
      <text:p text:style-name="P1"/>
      <text:p text:style-name="P1">Classe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Nome:</text:p>
          </table:table-cell>
          <table:table-cell table:style-name="Tabela1.B1" office:value-type="string">
            <text:p text:style-name="P26">Anuncio</text:p>
          </table:table-cell>
        </table:table-row>
        <table:table-row>
          <table:table-cell table:style-name="Tabela1.A1" office:value-type="string">
            <text:p text:style-name="P2">Propósito:</text:p>
          </table:table-cell>
          <table:table-cell table:style-name="Tabela1.B1" office:value-type="string">
            <text:p text:style-name="P26">Representar o construto de anúncio</text:p>
          </table:table-cell>
        </table:table-row>
        <table:table-row>
          <table:table-cell table:style-name="Tabela1.A1" office:value-type="string">
            <text:p text:style-name="P5">Tipo</text:p>
          </table:table-cell>
          <table:table-cell table:style-name="Tabela1.B1" office:value-type="string">
            <text:p text:style-name="P26">Modelo</text:p>
          </table:table-cell>
        </table:table-row>
        <table:table-row>
          <table:table-cell table:style-name="Tabela1.A1" office:value-type="string">
            <text:p text:style-name="P2">Pacote:</text:p>
          </table:table-cell>
          <table:table-cell table:style-name="Tabela1.B4" office:value-type="string">
            <text:p text:style-name="P26">entity.src</text:p>
          </table:table-cell>
        </table:table-row>
      </table:table>
      <text:p text:style-name="P3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6">Atributos</text:p>
          </table:table-cell>
        </table:table-row>
      </table:table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table:number-rows-spanned="2" office:value-type="string">
            <text:p text:style-name="P6">Nome</text:p>
          </table:table-cell>
          <table:table-cell table:style-name="Tabela9.A1" table:number-rows-spanned="2" office:value-type="string">
            <text:p text:style-name="P6">Tipo</text:p>
          </table:table-cell>
          <table:table-cell table:style-name="Tabela9.A1" table:number-columns-spanned="2" office:value-type="string">
            <text:p text:style-name="P6">Tamanho</text:p>
          </table:table-cell>
          <table:covered-table-cell/>
          <table:table-cell table:style-name="Tabela9.A1" table:number-rows-spanned="2" office:value-type="string">
            <text:p text:style-name="P6">Obrigatório</text:p>
          </table:table-cell>
          <table:table-cell table:style-name="Tabela9.A1" table:number-rows-spanned="2" office:value-type="string">
            <text:p text:style-name="P6">Formato</text:p>
          </table:table-cell>
        </table:table-row>
        <table:table-row>
          <table:covered-table-cell table:style-name="Tabela9.A1"/>
          <table:covered-table-cell table:style-name="Tabela9.A1"/>
          <table:table-cell table:style-name="Tabela9.A1" office:value-type="string">
            <text:p text:style-name="P6">Mínimo</text:p>
          </table:table-cell>
          <table:table-cell table:style-name="Tabela9.A1" office:value-type="string">
            <text:p text:style-name="P6">Máximo</text:p>
          </table:table-cell>
          <table:covered-table-cell table:style-name="Tabela9.A1"/>
          <table:covered-table-cell table:style-name="Tabela9.A1"/>
        </table:table-row>
        <table:table-row>
          <table:table-cell table:style-name="Tabela9.A3" office:value-type="string">
            <text:p text:style-name="P26">tipoAluguel</text:p>
          </table:table-cell>
          <table:table-cell table:style-name="Tabela9.B3" office:value-type="string">
            <text:p text:style-name="P27">Enum</text:p>
          </table:table-cell>
          <table:table-cell table:style-name="Tabela9.C3" office:value-type="string">
            <text:p text:style-name="P26">0</text:p>
          </table:table-cell>
          <table:table-cell table:style-name="Tabela9.D3" office:value-type="string">
            <text:p text:style-name="P26">20</text:p>
          </table:table-cell>
          <table:table-cell table:style-name="Tabela9.E3" office:value-type="string">
            <text:p text:style-name="P11">Sim</text:p>
          </table:table-cell>
          <table:table-cell table:style-name="Tabela9.F3" office:value-type="string">
            <text:p text:style-name="P26">TipoAlguel</text:p>
          </table:table-cell>
        </table:table-row>
        <table:table-row>
          <table:table-cell table:style-name="Tabela9.A4" office:value-type="string">
            <text:p text:style-name="P26">dataPublicacao</text:p>
          </table:table-cell>
          <table:table-cell table:style-name="Tabela9.B4" office:value-type="string">
            <text:p text:style-name="P26">Date</text:p>
          </table:table-cell>
          <table:table-cell table:style-name="Tabela9.C4" office:value-type="string">
            <text:p text:style-name="P26">0</text:p>
          </table:table-cell>
          <table:table-cell table:style-name="Tabela9.D4" office:value-type="string">
            <text:p text:style-name="P27">28</text:p>
          </table:table-cell>
          <table:table-cell table:style-name="Tabela9.E4" office:value-type="string">
            <text:p text:style-name="P11">Sim</text:p>
          </table:table-cell>
          <table:table-cell table:style-name="Tabela9.F4" office:value-type="string">
            <text:p text:style-name="P27">yyyy/mm/dd hh:mm:ss Zz</text:p>
          </table:table-cell>
        </table:table-row>
        <table:table-row>
          <table:table-cell table:style-name="Tabela9.A5" office:value-type="string">
            <text:p text:style-name="P27">tipoImovel</text:p>
          </table:table-cell>
          <table:table-cell table:style-name="Tabela9.B5" office:value-type="string">
            <text:p text:style-name="P27">Enum</text:p>
          </table:table-cell>
          <table:table-cell table:style-name="Tabela9.C5" office:value-type="string">
            <text:p text:style-name="P27">0</text:p>
          </table:table-cell>
          <table:table-cell table:style-name="Tabela9.D5" office:value-type="string">
            <text:p text:style-name="P27">20</text:p>
          </table:table-cell>
          <table:table-cell table:style-name="Tabela9.E5" office:value-type="string">
            <text:p text:style-name="P11">Sim</text:p>
          </table:table-cell>
          <table:table-cell table:style-name="Tabela9.F5" office:value-type="string">
            <text:p text:style-name="P27">TipoImovel</text:p>
          </table:table-cell>
        </table:table-row>
        <table:table-row>
          <table:table-cell table:style-name="Tabela9.A5" office:value-type="string">
            <text:p text:style-name="P27">quartos</text:p>
          </table:table-cell>
          <table:table-cell table:style-name="Tabela9.B5" office:value-type="string">
            <text:p text:style-name="P27">short int</text:p>
          </table:table-cell>
          <table:table-cell table:style-name="Tabela9.C5" office:value-type="string">
            <text:p text:style-name="P27">1</text:p>
          </table:table-cell>
          <table:table-cell table:style-name="Tabela9.D5" office:value-type="string">
            <text:p text:style-name="P27">200</text:p>
          </table:table-cell>
          <table:table-cell table:style-name="Tabela9.E5" office:value-type="string">
            <text:p text:style-name="P10">Sim</text:p>
          </table:table-cell>
          <table:table-cell table:style-name="Tabela9.F5" office:value-type="string">
            <text:p text:style-name="P27"/>
          </table:table-cell>
        </table:table-row>
        <table:table-row>
          <table:table-cell table:style-name="Tabela9.A7" office:value-type="string">
            <text:p text:style-name="P27">area</text:p>
          </table:table-cell>
          <table:table-cell table:style-name="Tabela9.B7" office:value-type="string">
            <text:p text:style-name="P27">double</text:p>
          </table:table-cell>
          <table:table-cell table:style-name="Tabela9.C7" office:value-type="string">
            <text:p text:style-name="P27">1</text:p>
          </table:table-cell>
          <table:table-cell table:style-name="Tabela9.D7" office:value-type="string">
            <text:p text:style-name="P27">inf</text:p>
          </table:table-cell>
          <table:table-cell table:style-name="Tabela9.E7" office:value-type="string">
            <text:p text:style-name="P27">Não</text:p>
          </table:table-cell>
          <table:table-cell table:style-name="Tabela9.F7" office:value-type="string">
            <text:p text:style-name="P11"/>
          </table:table-cell>
        </table:table-row>
        <table:table-row>
          <table:table-cell table:style-name="Tabela9.A8" office:value-type="string">
            <text:p text:style-name="P27">vagasGaragem</text:p>
          </table:table-cell>
          <table:table-cell table:style-name="Tabela9.B8" office:value-type="string">
            <text:p text:style-name="P27">int</text:p>
          </table:table-cell>
          <table:table-cell table:style-name="Tabela9.C8" office:value-type="string">
            <text:p text:style-name="P27">0</text:p>
          </table:table-cell>
          <table:table-cell table:style-name="Tabela9.D8" office:value-type="string">
            <text:p text:style-name="P27">inf</text:p>
          </table:table-cell>
          <table:table-cell table:style-name="Tabela9.E8" office:value-type="string">
            <text:p text:style-name="P27">Não</text:p>
          </table:table-cell>
          <table:table-cell table:style-name="Tabela9.F8" office:value-type="string">
            <text:p text:style-name="P11"/>
          </table:table-cell>
        </table:table-row>
        <table:table-row>
          <table:table-cell table:style-name="Tabela9.A9" office:value-type="string">
            <text:p text:style-name="P27">aceitaAnimais</text:p>
          </table:table-cell>
          <table:table-cell table:style-name="Tabela9.B9" office:value-type="string">
            <text:p text:style-name="P27">boolean</text:p>
          </table:table-cell>
          <table:table-cell table:style-name="Tabela9.C9" office:value-type="string">
            <text:p text:style-name="P10"/>
          </table:table-cell>
          <table:table-cell table:style-name="Tabela9.D9" office:value-type="string">
            <text:p text:style-name="P10"/>
          </table:table-cell>
          <table:table-cell table:style-name="Tabela9.E9" office:value-type="string">
            <text:p text:style-name="P27">Não</text:p>
          </table:table-cell>
          <table:table-cell table:style-name="Tabela9.F9" office:value-type="string">
            <text:p text:style-name="P11"/>
          </table:table-cell>
        </table:table-row>
        <table:table-row>
          <table:table-cell table:style-name="Tabela9.A10" office:value-type="string">
            <text:p text:style-name="P27">comodidades</text:p>
          </table:table-cell>
          <table:table-cell table:style-name="Tabela9.B10" office:value-type="string">
            <text:p text:style-name="P27">string[]</text:p>
          </table:table-cell>
          <table:table-cell table:style-name="Tabela9.C10" office:value-type="string">
            <text:p text:style-name="P27">0</text:p>
          </table:table-cell>
          <table:table-cell table:style-name="Tabela9.D10" office:value-type="string">
            <text:p text:style-name="P27">Inf</text:p>
          </table:table-cell>
          <table:table-cell table:style-name="Tabela9.E10" office:value-type="string">
            <text:p text:style-name="P27">Nao</text:p>
          </table:table-cell>
          <table:table-cell table:style-name="Tabela9.F10" office:value-type="string">
            <text:p text:style-name="P11"/>
          </table:table-cell>
        </table:table-row>
        <table:table-row>
          <table:table-cell table:style-name="Tabela9.A11" office:value-type="string">
            <text:p text:style-name="P27">descricao</text:p>
          </table:table-cell>
          <table:table-cell table:style-name="Tabela9.B11" office:value-type="string">
            <text:p text:style-name="P27">String</text:p>
          </table:table-cell>
          <table:table-cell table:style-name="Tabela9.C11" office:value-type="string">
            <text:p text:style-name="P27">0</text:p>
          </table:table-cell>
          <table:table-cell table:style-name="Tabela9.D11" office:value-type="string">
            <text:p text:style-name="P27">350</text:p>
          </table:table-cell>
          <table:table-cell table:style-name="Tabela9.E11" office:value-type="string">
            <text:p text:style-name="P10"/>
          </table:table-cell>
          <table:table-cell table:style-name="Tabela9.F11" office:value-type="string">
            <text:p text:style-name="P11"/>
          </table:table-cell>
        </table:table-row>
        <table:table-row>
          <table:table-cell table:style-name="Tabela9.A12" office:value-type="string">
            <text:p text:style-name="P27">valorIPTU</text:p>
          </table:table-cell>
          <table:table-cell table:style-name="Tabela9.B12" office:value-type="string">
            <text:p text:style-name="P27">Double</text:p>
          </table:table-cell>
          <table:table-cell table:style-name="Tabela9.C12" office:value-type="string">
            <text:p text:style-name="P27">0</text:p>
          </table:table-cell>
          <table:table-cell table:style-name="Tabela9.D12" office:value-type="string">
            <text:p text:style-name="P27">Inf</text:p>
          </table:table-cell>
          <table:table-cell table:style-name="Tabela9.E12" office:value-type="string">
            <text:p text:style-name="P27">Não</text:p>
          </table:table-cell>
          <table:table-cell table:style-name="Tabela9.F12" office:value-type="string">
            <text:p text:style-name="P11"/>
          </table:table-cell>
        </table:table-row>
        <table:table-row>
          <table:table-cell table:style-name="Tabela9.A13" office:value-type="string">
            <text:p text:style-name="P27">valorCondominio</text:p>
          </table:table-cell>
          <table:table-cell table:style-name="Tabela9.B13" office:value-type="string">
            <text:p text:style-name="P27">Double</text:p>
          </table:table-cell>
          <table:table-cell table:style-name="Tabela9.C13" office:value-type="string">
            <text:p text:style-name="P10"/>
          </table:table-cell>
          <table:table-cell table:style-name="Tabela9.D13" office:value-type="string">
            <text:p text:style-name="P10"/>
          </table:table-cell>
          <table:table-cell table:style-name="Tabela9.E13" office:value-type="string">
            <text:p text:style-name="P10"/>
          </table:table-cell>
          <table:table-cell table:style-name="Tabela9.F13" office:value-type="string">
            <text:p text:style-name="P11"/>
          </table:table-cell>
        </table:table-row>
        <table:table-row>
          <table:table-cell table:style-name="Tabela9.A14" office:value-type="string">
            <text:p text:style-name="P27">valorAluguel</text:p>
          </table:table-cell>
          <table:table-cell table:style-name="Tabela9.B14" office:value-type="string">
            <text:p text:style-name="P27">Double</text:p>
          </table:table-cell>
          <table:table-cell table:style-name="Tabela9.C14" office:value-type="string">
            <text:p text:style-name="P27">0</text:p>
          </table:table-cell>
          <table:table-cell table:style-name="Tabela9.D14" office:value-type="string">
            <text:p text:style-name="P27">Inf</text:p>
          </table:table-cell>
          <table:table-cell table:style-name="Tabela9.E14" office:value-type="string">
            <text:p text:style-name="P27">Não</text:p>
          </table:table-cell>
          <table:table-cell table:style-name="Tabela9.F14" office:value-type="string">
            <text:p text:style-name="P11"/>
          </table:table-cell>
        </table:table-row>
        <table:table-row>
          <table:table-cell table:style-name="Tabela9.A15" office:value-type="string">
            <text:p text:style-name="P10"/>
          </table:table-cell>
          <table:table-cell table:style-name="Tabela9.B15" office:value-type="string">
            <text:p text:style-name="P10"/>
          </table:table-cell>
          <table:table-cell table:style-name="Tabela9.C15" office:value-type="string">
            <text:p text:style-name="P10"/>
          </table:table-cell>
          <table:table-cell table:style-name="Tabela9.D15" office:value-type="string">
            <text:p text:style-name="P10"/>
          </table:table-cell>
          <table:table-cell table:style-name="Tabela9.E15" office:value-type="string">
            <text:p text:style-name="P10"/>
          </table:table-cell>
          <table:table-cell table:style-name="Tabela9.F15" office:value-type="string">
            <text:p text:style-name="P11"/>
          </table:table-cell>
        </table:table-row>
      </table:table>
      <text:p text:style-name="P9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7">Operações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">Nome</text:p>
          </table:table-cell>
          <table:table-cell table:style-name="Tabela2.A1" office:value-type="string">
            <text:p text:style-name="P7">Tipo <text:span text:style-name="T1">Retorno</text:span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8">withProperties</text:p>
          </table:table-cell>
          <table:table-cell table:style-name="Tabela3.A1" office:value-type="string">
            <text:p text:style-name="P28">Anuncio</text:p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6">Parâmetros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">Nome</text:p>
          </table:table-cell>
          <table:table-cell table:style-name="Tabela10.A1" office:value-type="string">
            <text:p text:style-name="P6">Tipo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8">dadosIniciais</text:p>
          </table:table-cell>
          <table:table-cell table:style-name="Tabela5.A1" office:value-type="string">
            <text:p text:style-name="P28">JSON</text:p>
          </table:table-cell>
        </table:table-row>
      </table:table>
      <text:p text:style-name="P4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6">Associações/Relacionamentos</text:p>
          </table:table-cell>
        </table:table-row>
      </table:table>
      <table:table table:name="Tabela12" table:style-name="Tabela12">
        <table:table-column table:style-name="Tabela12.A" table:number-columns-repeated="3"/>
        <table:table-column table:style-name="Tabela12.D"/>
        <table:table-row>
          <table:table-cell table:style-name="Tabela12.A1" office:value-type="string">
            <text:p text:style-name="P6">Nome</text:p>
          </table:table-cell>
          <table:table-cell table:style-name="Tabela12.A1" office:value-type="string">
            <text:p text:style-name="P6">Classe</text:p>
          </table:table-cell>
          <table:table-cell table:style-name="Tabela12.A1" office:value-type="string">
            <text:p text:style-name="P6">Cardinalidade</text:p>
          </table:table-cell>
          <table:table-cell table:style-name="Tabela12.A1" office:value-type="string">
            <text:p text:style-name="P6">Descrição</text:p>
          </table:table-cell>
        </table:table-row>
        <table:table-row>
          <table:table-cell table:style-name="Tabela12.A2" office:value-type="string">
            <text:p text:style-name="P26">usuario</text:p>
          </table:table-cell>
          <table:table-cell table:style-name="Tabela12.B2" office:value-type="string">
            <text:p text:style-name="P26">Usuario</text:p>
          </table:table-cell>
          <table:table-cell table:style-name="Tabela12.C2" office:value-type="string">
            <text:p text:style-name="P26">N:1</text:p>
          </table:table-cell>
          <table:table-cell table:style-name="Tabela12.D2" office:value-type="string">
            <text:p text:style-name="P26">Dono do anúncio</text:p>
          </table:table-cell>
        </table:table-row>
        <table:table-row>
          <table:table-cell table:style-name="Tabela12.A2" office:value-type="string">
            <text:p text:style-name="P28">universidadesProximas</text:p>
          </table:table-cell>
          <table:table-cell table:style-name="Tabela12.B2" office:value-type="string">
            <text:p text:style-name="P28">Universidade[]</text:p>
          </table:table-cell>
          <table:table-cell table:style-name="Tabela12.C2" office:value-type="string">
            <text:p text:style-name="P28">N:N</text:p>
          </table:table-cell>
          <table:table-cell table:style-name="Tabela12.D2" office:value-type="string">
            <text:p text:style-name="P28">Universidades próximas</text:p>
          </table:table-cell>
        </table:table-row>
      </table:table>
      <text:p text:style-name="P4"/>
      <text:p text:style-name="P12"/>
      <text:p text:style-name="P14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7">Nome:</text:p>
          </table:table-cell>
          <table:table-cell table:style-name="Tabela13.B1" office:value-type="string">
            <text:p text:style-name="P28">Universidade</text:p>
          </table:table-cell>
        </table:table-row>
        <table:table-row>
          <table:table-cell table:style-name="Tabela13.A1" office:value-type="string">
            <text:p text:style-name="P17">Propósito:</text:p>
          </table:table-cell>
          <table:table-cell table:style-name="Tabela13.B1" office:value-type="string">
            <text:p text:style-name="P28">Representar a universidade com os atributos úteis para o sistema.</text:p>
          </table:table-cell>
        </table:table-row>
        <table:table-row>
          <table:table-cell table:style-name="Tabela13.A1" office:value-type="string">
            <text:p text:style-name="P19">Tipo</text:p>
          </table:table-cell>
          <table:table-cell table:style-name="Tabela13.B1" office:value-type="string">
            <text:p text:style-name="P19">Entidade</text:p>
          </table:table-cell>
        </table:table-row>
        <table:table-row>
          <table:table-cell table:style-name="Tabela13.A1" office:value-type="string">
            <text:p text:style-name="P17">Pacote:</text:p>
          </table:table-cell>
          <table:table-cell table:style-name="Tabela13.B4" office:value-type="string">
            <text:p text:style-name="P28">src.entity</text:p>
          </table:table-cell>
        </table:table-row>
      </table:table>
      <text:p text:style-name="P13"/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18">Atributos</text:p>
          </table:table-cell>
        </table:table-row>
      </table:table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row>
          <table:table-cell table:style-name="Tabela15.A1" table:number-rows-spanned="2" office:value-type="string">
            <text:p text:style-name="P18">Nome</text:p>
          </table:table-cell>
          <table:table-cell table:style-name="Tabela15.A1" table:number-rows-spanned="2" office:value-type="string">
            <text:p text:style-name="P18">Tipo</text:p>
          </table:table-cell>
          <table:table-cell table:style-name="Tabela15.A1" table:number-columns-spanned="2" office:value-type="string">
            <text:p text:style-name="P18">Tamanho</text:p>
          </table:table-cell>
          <table:covered-table-cell/>
          <table:table-cell table:style-name="Tabela15.A1" table:number-rows-spanned="2" office:value-type="string">
            <text:p text:style-name="P18">Obrigatório</text:p>
          </table:table-cell>
          <table:table-cell table:style-name="Tabela15.A1" table:number-rows-spanned="2" office:value-type="string">
            <text:p text:style-name="P18">Formato</text:p>
          </table:table-cell>
        </table:table-row>
        <table:table-row>
          <table:covered-table-cell table:style-name="Tabela15.A1"/>
          <table:covered-table-cell table:style-name="Tabela15.A1"/>
          <table:table-cell table:style-name="Tabela15.A1" office:value-type="string">
            <text:p text:style-name="P18">Mínimo</text:p>
          </table:table-cell>
          <table:table-cell table:style-name="Tabela15.A1" office:value-type="string">
            <text:p text:style-name="P18">Máximo</text:p>
          </table:table-cell>
          <table:covered-table-cell table:style-name="Tabela15.A1"/>
          <table:covered-table-cell table:style-name="Tabela15.A1"/>
        </table:table-row>
        <table:table-row>
          <table:table-cell table:style-name="Tabela15.A3" office:value-type="string">
            <text:p text:style-name="P28">nome</text:p>
          </table:table-cell>
          <table:table-cell table:style-name="Tabela15.B3" office:value-type="string">
            <text:p text:style-name="P21">String</text:p>
          </table:table-cell>
          <table:table-cell table:style-name="Tabela15.C3" office:value-type="string">
            <text:p text:style-name="P28">1</text:p>
          </table:table-cell>
          <table:table-cell table:style-name="Tabela15.D3" office:value-type="string">
            <text:p text:style-name="P21">100</text:p>
          </table:table-cell>
          <table:table-cell table:style-name="Tabela15.E3" office:value-type="string">
            <text:p text:style-name="P21">Sim</text:p>
          </table:table-cell>
          <table:table-cell table:style-name="Tabela15.F3" office:value-type="string">
            <text:p text:style-name="P21"/>
          </table:table-cell>
        </table:table-row>
        <table:table-row>
          <table:table-cell table:style-name="Tabela15.A4" office:value-type="string">
            <text:p text:style-name="P28">endereco</text:p>
          </table:table-cell>
          <table:table-cell table:style-name="Tabela15.B4" office:value-type="string">
            <text:p text:style-name="P28">String</text:p>
          </table:table-cell>
          <table:table-cell table:style-name="Tabela15.C4" office:value-type="string">
            <text:p text:style-name="P21">1</text:p>
          </table:table-cell>
          <table:table-cell table:style-name="Tabela15.D4" office:value-type="string">
            <text:p text:style-name="P28">200</text:p>
          </table:table-cell>
          <table:table-cell table:style-name="Tabela15.E4" office:value-type="string">
            <text:p text:style-name="P21">Sim</text:p>
          </table:table-cell>
          <table:table-cell table:style-name="Tabela15.F4" office:value-type="string">
            <text:p text:style-name="P21"/>
          </table:table-cell>
        </table:table-row>
      </table:table>
      <text:p text:style-name="P15"/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24">Operações</text:p>
          </table:table-cell>
        </table:table-row>
      </table:table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24">Nome</text:p>
          </table:table-cell>
          <table:table-cell table:style-name="Tabela17.A1" office:value-type="string">
            <text:p text:style-name="P24">Tipo <text:span text:style-name="T1">Retorno</text:span></text:p>
          </table:table-cell>
        </table:table-row>
      </table:table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23"/>
          </table:table-cell>
          <table:table-cell table:style-name="Tabela18.A1" office:value-type="string">
            <text:p text:style-name="P23"/>
          </table:table-cell>
        </table:table-row>
      </table:table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18">Parâmetros</text:p>
          </table:table-cell>
        </table:table-row>
      </table:table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18">Nome</text:p>
          </table:table-cell>
          <table:table-cell table:style-name="Tabela20.A1" office:value-type="string">
            <text:p text:style-name="P18">Tipo</text:p>
          </table:table-cell>
        </table:table-row>
      </table:table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23"/>
          </table:table-cell>
          <table:table-cell table:style-name="Tabela21.A1" office:value-type="string">
            <text:p text:style-name="P23"/>
          </table:table-cell>
        </table:table-row>
      </table:table>
      <text:p text:style-name="P13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18">Associações/Relacionamentos</text:p>
          </table:table-cell>
        </table:table-row>
      </table:table>
      <table:table table:name="Tabela24" table:style-name="Tabela24">
        <table:table-column table:style-name="Tabela24.A" table:number-columns-repeated="3"/>
        <table:table-column table:style-name="Tabela24.D"/>
        <table:table-row>
          <table:table-cell table:style-name="Tabela24.A1" office:value-type="string">
            <text:p text:style-name="P18">Nome</text:p>
          </table:table-cell>
          <table:table-cell table:style-name="Tabela24.A1" office:value-type="string">
            <text:p text:style-name="P18">Classe</text:p>
          </table:table-cell>
          <table:table-cell table:style-name="Tabela24.A1" office:value-type="string">
            <text:p text:style-name="P18">Cardinalidade</text:p>
          </table:table-cell>
          <table:table-cell table:style-name="Tabela24.A1" office:value-type="string">
            <text:p text:style-name="P18">Descrição</text:p>
          </table:table-cell>
        </table:table-row>
        <table:table-row>
          <table:table-cell table:style-name="Tabela24.A2" office:value-type="string">
            <text:p text:style-name="P28">anuncioProximo</text:p>
          </table:table-cell>
          <table:table-cell table:style-name="Tabela24.B2" office:value-type="string">
            <text:p text:style-name="P28">Anuncio[]</text:p>
          </table:table-cell>
          <table:table-cell table:style-name="Tabela24.C2" office:value-type="string">
            <text:p text:style-name="P28">N:N</text:p>
          </table:table-cell>
          <table:table-cell table:style-name="Tabela24.D2" office:value-type="string">
            <text:p text:style-name="P28">Lista de anúncios próximos a essa universidade</text:p>
          </table:table-cell>
        </table:table-row>
      </table:table>
      <text:p text:style-name="P13"/>
      <text:p text:style-name="P14"/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17">Nome:</text:p>
          </table:table-cell>
          <table:table-cell table:style-name="Tabela25.B1" office:value-type="string">
            <text:p text:style-name="P28">Usuario</text:p>
          </table:table-cell>
        </table:table-row>
        <table:table-row>
          <table:table-cell table:style-name="Tabela25.A1" office:value-type="string">
            <text:p text:style-name="P17">Propósito:</text:p>
          </table:table-cell>
          <table:table-cell table:style-name="Tabela25.B1" office:value-type="string">
            <text:p text:style-name="P28">Representar o usuário</text:p>
          </table:table-cell>
        </table:table-row>
        <table:table-row>
          <table:table-cell table:style-name="Tabela25.A1" office:value-type="string">
            <text:p text:style-name="P19">Tipo</text:p>
          </table:table-cell>
          <table:table-cell table:style-name="Tabela25.B1" office:value-type="string">
            <text:p text:style-name="P19">Entidade</text:p>
          </table:table-cell>
        </table:table-row>
        <table:table-row>
          <table:table-cell table:style-name="Tabela25.A1" office:value-type="string">
            <text:p text:style-name="P17">Pacote:</text:p>
          </table:table-cell>
          <table:table-cell table:style-name="Tabela25.B4" office:value-type="string">
            <text:p text:style-name="P28">src.entity</text:p>
          </table:table-cell>
        </table:table-row>
      </table:table>
      <text:p text:style-name="P13"/>
      <table:table table:name="Tabela26" table:style-name="Tabela26">
        <table:table-column table:style-name="Tabela26.A"/>
        <table:table-row>
          <table:table-cell table:style-name="Tabela26.A1" office:value-type="string">
            <text:p text:style-name="P18">Atributos</text:p>
          </table:table-cell>
        </table:table-row>
      </table:table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E"/>
        <table:table-column table:style-name="Tabela27.F"/>
        <table:table-row>
          <table:table-cell table:style-name="Tabela27.A1" table:number-rows-spanned="2" office:value-type="string">
            <text:p text:style-name="P18">Nome</text:p>
          </table:table-cell>
          <table:table-cell table:style-name="Tabela27.A1" table:number-rows-spanned="2" office:value-type="string">
            <text:p text:style-name="P18">Tipo</text:p>
          </table:table-cell>
          <table:table-cell table:style-name="Tabela27.A1" table:number-columns-spanned="2" office:value-type="string">
            <text:p text:style-name="P18">Tamanho</text:p>
          </table:table-cell>
          <table:covered-table-cell/>
          <table:table-cell table:style-name="Tabela27.A1" table:number-rows-spanned="2" office:value-type="string">
            <text:p text:style-name="P18">Obrigatório</text:p>
          </table:table-cell>
          <table:table-cell table:style-name="Tabela27.A1" table:number-rows-spanned="2" office:value-type="string">
            <text:p text:style-name="P18">Formato</text:p>
          </table:table-cell>
        </table:table-row>
        <table:table-row>
          <table:covered-table-cell table:style-name="Tabela27.A1"/>
          <table:covered-table-cell table:style-name="Tabela27.A1"/>
          <table:table-cell table:style-name="Tabela27.A1" office:value-type="string">
            <text:p text:style-name="P18">Mínimo</text:p>
          </table:table-cell>
          <table:table-cell table:style-name="Tabela27.A1" office:value-type="string">
            <text:p text:style-name="P18">Máximo</text:p>
          </table:table-cell>
          <table:covered-table-cell table:style-name="Tabela27.A1"/>
          <table:covered-table-cell table:style-name="Tabela27.A1"/>
        </table:table-row>
        <table:table-row>
          <table:table-cell table:style-name="Tabela27.A3" office:value-type="string">
            <text:p text:style-name="P28">email</text:p>
          </table:table-cell>
          <table:table-cell table:style-name="Tabela27.B3" office:value-type="string">
            <text:p text:style-name="P21">String</text:p>
          </table:table-cell>
          <table:table-cell table:style-name="Tabela27.C3" office:value-type="string">
            <text:p text:style-name="P29">3</text:p>
          </table:table-cell>
          <table:table-cell table:style-name="Tabela27.D3" office:value-type="string">
            <text:p text:style-name="P29">255</text:p>
          </table:table-cell>
          <table:table-cell table:style-name="Tabela27.E3" office:value-type="string">
            <text:p text:style-name="P21">Sim</text:p>
          </table:table-cell>
          <table:table-cell table:style-name="Tabela27.F3" office:value-type="string">
            <text:p text:style-name="P29">a@b</text:p>
          </table:table-cell>
        </table:table-row>
        <table:table-row>
          <table:table-cell table:style-name="Tabela27.A4" office:value-type="string">
            <text:p text:style-name="P28">senha</text:p>
          </table:table-cell>
          <table:table-cell table:style-name="Tabela27.B4" office:value-type="string">
            <text:p text:style-name="P28">String</text:p>
          </table:table-cell>
          <table:table-cell table:style-name="Tabela27.C4" office:value-type="string">
            <text:p text:style-name="P29">3</text:p>
          </table:table-cell>
          <table:table-cell table:style-name="Tabela27.D4" office:value-type="string">
            <text:p text:style-name="P29">255</text:p>
          </table:table-cell>
          <table:table-cell table:style-name="Tabela27.E4" office:value-type="string">
            <text:p text:style-name="P21">Sim</text:p>
          </table:table-cell>
          <table:table-cell table:style-name="Tabela27.F4" office:value-type="string">
            <text:p text:style-name="P21"/>
          </table:table-cell>
        </table:table-row>
        <table:table-row>
          <table:table-cell table:style-name="Tabela27.A5" office:value-type="string">
            <text:p text:style-name="P28">nome</text:p>
          </table:table-cell>
          <table:table-cell table:style-name="Tabela27.B5" office:value-type="string">
            <text:p text:style-name="P28">String</text:p>
          </table:table-cell>
          <table:table-cell table:style-name="Tabela27.C5" office:value-type="string">
            <text:p text:style-name="P29">1</text:p>
          </table:table-cell>
          <table:table-cell table:style-name="Tabela27.D5" office:value-type="string">
            <text:p text:style-name="P29">255</text:p>
          </table:table-cell>
          <table:table-cell table:style-name="Tabela27.E5" office:value-type="string">
            <text:p text:style-name="P21">Sim</text:p>
          </table:table-cell>
          <table:table-cell table:style-name="Tabela27.F5" office:value-type="string">
            <text:p text:style-name="P21"/>
          </table:table-cell>
        </table:table-row>
      </table:table>
      <text:p text:style-name="P15"/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24">Operações</text:p>
          </table:table-cell>
        </table:table-row>
      </table:table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24">Nome</text:p>
          </table:table-cell>
          <table:table-cell table:style-name="Tabela29.A1" office:value-type="string">
            <text:p text:style-name="P24">Tipo <text:span text:style-name="T1">Retorno</text:span></text:p>
          </table:table-cell>
        </table:table-row>
      </table:table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29">withProperties()</text:p>
          </table:table-cell>
          <table:table-cell table:style-name="Tabela30.A1" office:value-type="string">
            <text:p text:style-name="P29">Usuario</text:p>
          </table:table-cell>
        </table:table-row>
      </table:table>
      <table:table table:name="Tabela31" table:style-name="Tabela31">
        <table:table-column table:style-name="Tabela31.A"/>
        <table:table-row>
          <table:table-cell table:style-name="Tabela31.A1" office:value-type="string">
            <text:p text:style-name="P18">Parâmetros</text:p>
          </table:table-cell>
        </table:table-row>
      </table:table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18">Nome</text:p>
          </table:table-cell>
          <table:table-cell table:style-name="Tabela32.A1" office:value-type="string">
            <text:p text:style-name="P18">Tipo</text:p>
          </table:table-cell>
        </table:table-row>
      </table:table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29">usuarioDadosIniciais</text:p>
          </table:table-cell>
          <table:table-cell table:style-name="Tabela33.A1" office:value-type="string">
            <text:p text:style-name="P29">JSON</text:p>
          </table:table-cell>
        </table:table-row>
      </table:table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25"/>
          </table:table-cell>
          <table:table-cell table:style-name="Tabela34.A1" office:value-type="string">
            <text:p text:style-name="P25"/>
          </table:table-cell>
        </table:table-row>
      </table:table>
      <text:p text:style-name="P13"/>
      <table:table table:name="Tabela35" table:style-name="Tabela35">
        <table:table-column table:style-name="Tabela35.A"/>
        <table:table-row>
          <table:table-cell table:style-name="Tabela35.A1" office:value-type="string">
            <text:p text:style-name="P18">Associações/Relacionamentos</text:p>
          </table:table-cell>
        </table:table-row>
      </table:table>
      <table:table table:name="Tabela36" table:style-name="Tabela36">
        <table:table-column table:style-name="Tabela36.A" table:number-columns-repeated="3"/>
        <table:table-column table:style-name="Tabela36.D"/>
        <table:table-row>
          <table:table-cell table:style-name="Tabela36.A1" office:value-type="string">
            <text:p text:style-name="P18">Nome</text:p>
          </table:table-cell>
          <table:table-cell table:style-name="Tabela36.A1" office:value-type="string">
            <text:p text:style-name="P18">Classe</text:p>
          </table:table-cell>
          <table:table-cell table:style-name="Tabela36.A1" office:value-type="string">
            <text:p text:style-name="P18">Cardinalidade</text:p>
          </table:table-cell>
          <table:table-cell table:style-name="Tabela36.A1" office:value-type="string">
            <text:p text:style-name="P18">Descrição</text:p>
          </table:table-cell>
        </table:table-row>
        <table:table-row>
          <table:table-cell table:style-name="Tabela36.A2" office:value-type="string">
            <text:p text:style-name="P29">anuncio</text:p>
          </table:table-cell>
          <table:table-cell table:style-name="Tabela36.B2" office:value-type="string">
            <text:p text:style-name="P29">Anuncio[]</text:p>
          </table:table-cell>
          <table:table-cell table:style-name="Tabela36.C2" office:value-type="string">
            <text:p text:style-name="P29">1:n</text:p>
          </table:table-cell>
          <table:table-cell table:style-name="Tabela36.D2" office:value-type="string">
            <text:p text:style-name="P29">Anúncios do usuário ( o qual ele está anunciando)</text:p>
          </table:table-cell>
        </table:table-row>
        <table:table-row>
          <table:table-cell table:style-name="Tabela36.A2" office:value-type="string">
            <text:p text:style-name="P25"/>
          </table:table-cell>
          <table:table-cell table:style-name="Tabela36.B2" office:value-type="string">
            <text:p text:style-name="P25"/>
          </table:table-cell>
          <table:table-cell table:style-name="Tabela36.C2" office:value-type="string">
            <text:p text:style-name="P25"/>
          </table:table-cell>
          <table:table-cell table:style-name="Tabela36.D2" office:value-type="string">
            <text:p text:style-name="P25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4:12:52.799000000</meta:creation-date>
    <dc:date>2023-06-23T21:07:52.731942977</dc:date>
    <meta:editing-duration>PT4H7M9S</meta:editing-duration>
    <meta:editing-cycles>8</meta:editing-cycles>
    <meta:generator>LibreOffice/7.3.7.2$Linux_X86_64 LibreOffice_project/30$Build-2</meta:generator>
    <meta:document-statistic meta:table-count="34" meta:image-count="0" meta:object-count="0" meta:page-count="3" meta:paragraph-count="190" meta:word-count="230" meta:character-count="1491" meta:non-whitespace-character-count="1451"/>
  </office:meta>
</office:document-meta>
</file>